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F0000001A026C3C7B7A0DC08B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8.297cm" svg:x="0.001cm" svg:y="0.103cm">
          <draw:image xlink:href="Pictures/10000201000002F0000001A026C3C7B7A0DC08B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2-17T10:36:19.454389000</dc:date>
    <meta:editing-duration>PT2M53S</meta:editing-duration>
    <meta:editing-cycles>3</meta:editing-cycles>
    <meta:generator>LibreOffice/5.4.3.2$MacOSX_X86_64 LibreOffice_project/92a7159f7e4af62137622921e809f8546db437e5</meta:generator>
    <meta:document-statistic meta:object-count="1"/>
  </office:meta>
</office:document-meta>
</file>